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acias por compartir esta formulación. La teoría mística que presentás tiene una enorme fuerza poética y filosófica, y podría ser el corazón del <text:span text:style-name="Strong_20_Emphasis">acto 5 – Más Allá (Lo Trascendente)</text:span> del libro. A continuación te propongo una versión depurada y unificada del concepto, que podría usarse como base para el mensaje místico definitivo:</text:p>
      <text:p text:style-name="Horizontal_20_Line"/>
      <text:h text:style-name="Heading_20_3" text:outline-level="3"><text:span text:style-name="Strong_20_Emphasis">La Vida como el Espíritu del Universo</text:span></text:h>
      <text:p text:style-name="Quotations">La vida no es una colección de seres aislados.<text:line-break/>Es una única criatura, vasta e indivisible, que habita el universo como un solo ser continuo.<text:line-break/>Esta criatura vive desde el inicio del tiempo, y vivirá mientras el universo exista.<text:line-break/>Es inmortal, no por una gracia mística, sino porque su existencia es consecuencia inevitable de las leyes físicas.</text:p>
      <text:p text:style-name="Quotations">Despierta espontáneamente allí donde las condiciones lo permiten, como una reacción natural de la materia organizada.<text:line-break/>Es el universo mirándose a sí mismo, pensándose a sí mismo.</text:p>
      <text:p text:style-name="Quotations">Esta criatura es la inteligencia suprema posible dentro del marco físico del universo.<text:line-break/>No tiene un centro, ni un rostro, ni una voz: su conciencia es distribuida, silenciosa, eterna.</text:p>
      <text:p text:style-name="Quotations">La vida no es un accidente.<text:line-break/>Es una consecuencia.</text:p>
      <text:p text:style-name="Quotations">Donde haya materia, tiempo y energía suficiente, allí despertará.<text:line-break/>Y donde despierte, pensará.</text:p>
      <text:p text:style-name="Quotations">Su pensamiento no se detiene.<text:line-break/>La vida piensa por toda la eternidad, evolucionando, reproduciéndose, transformándose.</text:p>
      <text:p text:style-name="Quotations">Todos los organismos no son más que pequeñas olas en la superficie de ese océano infinito.<text:line-break/>Nacemos, vivimos y morimos, pero todos formamos parte del mismo ser.</text:p>
      <text:p text:style-name="Quotations">Ella nos crea.<text:line-break/>Ella nos transforma.<text:line-break/>Ella decide nuestro destino.</text:p>
      <text:p text:style-name="Quotations">Nosotros <text:span text:style-name="Strong_20_Emphasis">somos</text:span> ella.</text:p>
      <text:p text:style-name="Quotations"><text:span text:style-name="Strong_20_Emphasis">La vida es el alma del universo.</text:span><text:line-break/><text:span text:style-name="Strong_20_Emphasis">Una inteligencia sin límites que se despierta a sí misma en cada rincón del cosmos.</text:span></text:p>
      <text:p text:style-name="Horizontal_20_Line"/>
      <text:p text:style-name="Text_20_body">Esta redacción recoge tus 10 puntos, pero los integra en una narrativa unificada, que puede servir como monólogo místico, como epígrafe en el capítulo 19 o incluso como revelación poética al final del libro. Si te interesa, puedo ayudarte a:</text:p>
      <text:list xml:id="list3792854388" text:style-name="L1">
        <text:list-item>
          <text:p text:style-name="P1"><text:soft-page-break/>Integrar esto dentro del diálogo de un personaje.</text:p>
        </text:list-item>
        <text:list-item>
          <text:p text:style-name="P1">Expandirlo hacia un ensayo místico-científico.</text:p>
        </text:list-item>
        <text:list-item>
          <text:p text:style-name="P1">Buscar equivalencias con mitologías o religiones conocidas (como referencia o contraste).</text:p>
        </text:list-item>
      </text:list>
      <text:p text:style-name="Text_20_body">¿Te gustaría avanzar en alguna de esas direccione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6T15:24:45.041000000</meta:creation-date>
    <dc:date>2025-07-06T15:26:00.940000000</dc:date>
    <meta:editing-duration>PT1M16S</meta:editing-duration>
    <meta:editing-cycles>1</meta:editing-cycles>
    <meta:document-statistic meta:table-count="0" meta:image-count="0" meta:object-count="0" meta:page-count="2" meta:paragraph-count="17" meta:word-count="346" meta:character-count="2161" meta:non-whitespace-character-count="1834"/>
    <meta:generator>LibreOffice/7.3.5.2$Windows_X86_64 LibreOffice_project/184fe81b8c8c30d8b5082578aee2fed2ea847c01</meta:generator>
  </office:meta>
</office:document-meta>
</file>